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Helvetica Neue" svg:font-family="Helvetica Neue"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font-name="Helvetica Neue" style:font-name-asian="Helvetica Neue" style:font-name-complex="Helvetica Neue" fo:font-size="9pt" style:font-size-asian="9pt" style:font-size-complex="9pt"/>
    </style:style>
    <style:style style:name="T3" style:parent-style-name="Policepardéfaut" style:family="text">
      <style:text-properties style:font-name="Helvetica Neue" style:font-name-asian="Helvetica Neue" style:font-name-complex="Helvetica Neue" fo:font-size="9pt" style:font-size-asian="9pt" style:font-size-complex="9pt"/>
    </style:style>
    <style:style style:name="T4" style:parent-style-name="Lienhypertexte" style:family="text">
      <style:text-properties style:font-name="Helvetica Neue" style:font-name-asian="Helvetica Neue" style:font-name-complex="Helvetica Neue" fo:color="#DCA10D" fo:font-size="9pt" style:font-size-asian="9pt" style:font-size-complex="9pt"/>
    </style:style>
    <style:style style:name="T5" style:parent-style-name="Policepardéfaut" style:family="text">
      <style:text-properties style:font-name="Helvetica Neue" style:font-name-asian="Helvetica Neue" style:font-name-complex="Helvetica Neue" fo:color="#DCA10D" fo:font-size="9pt" style:font-size-asian="9pt" style:font-size-complex="9pt"/>
    </style:style>
    <style:style style:name="T6" style:parent-style-name="Policepardéfaut" style:family="text">
      <style:text-properties style:font-name="Helvetica Neue" style:font-name-asian="Helvetica Neue" style:font-name-complex="Helvetica Neue" fo:font-size="9pt" style:font-size-asian="9pt" style:font-size-complex="9pt"/>
    </style:style>
    <style:style style:name="T7" style:parent-style-name="Policepardéfaut" style:family="text">
      <style:text-properties style:font-name="Helvetica Neue" style:font-name-asian="Helvetica Neue" style:font-name-complex="Helvetica Neue" fo:font-weight="bold" style:font-weight-asian="bold" style:font-weight-complex="bold" fo:font-size="9pt" style:font-size-asian="9pt" style:font-size-complex="9pt"/>
    </style:style>
    <style:style style:name="T8" style:parent-style-name="Policepardéfaut" style:family="text">
      <style:text-properties style:font-name="Helvetica Neue" style:font-name-asian="Helvetica Neue" style:font-name-complex="Helvetica Neue" fo:font-size="9pt" style:font-size-asian="9pt" style:font-size-complex="9pt"/>
    </style:style>
    <style:style style:name="T9" style:parent-style-name="Policepardéfaut" style:family="text">
      <style:text-properties style:font-name="Helvetica Neue" style:font-name-asian="Helvetica Neue" style:font-name-complex="Helvetica Neue" fo:font-size="9pt" style:font-size-asian="9pt" style:font-size-complex="9pt"/>
    </style:style>
    <style:style style:name="T10" style:parent-style-name="Policepardéfaut" style:family="text">
      <style:text-properties style:font-name="Helvetica Neue" style:font-name-asian="Helvetica Neue" style:font-name-complex="Helvetica Neue" fo:font-size="9pt" style:font-size-asian="9pt" style:font-size-complex="9pt"/>
    </style:style>
  </office:automatic-styles>
  <office:body>
    <office:text text:use-soft-page-breaks="true">
      <text:p text:style-name="P1"><text:span text:style-name="T2">Alors que les métiers du numériques pullulent et que les start-ups du web explosent, on constate que les femmes n’ont pas encore véritablement investi les professions du digital.<text:s/></text:span></text:p>
      <text:p text:style-name="Normal"><text:span text:style-name="T3">Pourtant, l'histoire avait bien débuté ,Selon<text:s/></text:span><text:a xlink:href="https://www.lemonde.fr/pixels/article/2019/03/23/claire-l-evans-quand-l-informatique-a-pris-de-la-valeur-les-femmes-ont-du-quitter-le-terrain_5440125_4408996.html" office:target-frame-name="_top" xlink:show="replace"><text:span text:style-name="T4">Claire L. Evans</text:span></text:a><text:span text:style-name="T5">, Auteur d’un livre sur l’implication des femmes dans l’histoire de l’informatique et d’Internet : « Quand l’informatique a pris de la valeur, les femmes ont dû quitter le terrain ». En Effet Si l’univers de la programmation informatique est aujourd’hui un milieu majoritairement masculin, les femmes ont pourtant jouées un rôle majeur dans la conception de l’ordinateur tel que nous le connaissons aujourd’hui. Voici quelques-unes des programmeuses informatiques les plus brillantes de l’histoire :</text:span></text:p>
      <text:p text:style-name="Normal"><text:span text:style-name="T6"><text:s/>ADA LOVELACEA « pionnière de L’informatique » HEDY LAMAR « étoile d’Hollywood et pionnière de la technologie wifi », Grace Hopper « la <text:s/>reine du logiciel »<text:s/></text:span><text:span text:style-name="T7">Margaret Hamilton, la programmatrice derrière la mission Apollo , JOYCE WEISBECKER (1958) : PREMIÈRE PROFESSIONNELLE DES JEUX VIDÉOS INDÉPENDANTS</text:span><text:span text:style-name="T8">.</text:span></text:p>
      <text:p text:style-name="Normal"><text:span text:style-name="T9">De nos jours <text:s/>les femmes ne représentent que 27,5 % des effectifs du digital, selon le Syntec numérique, principal syndicat du secteur..force est de constater que dans les pays du tiers monde les pourcentages des femmes évoluant dans ce secteurs est nettement insignifiant.</text:span></text:p>
      <text:p text:style-name="Normal"><text:span text:style-name="T10">Cette absence des femmes dans ce secteurs est due a un poids <text:s/>qui communique une image très masculine de ce secteur, la méconnaissance de ces métiers et leurs représentations très techniques, souvent très éloignées de la réalité, n'attirent pas les femmes ou encore le sexisme notoirement connu de certains milieux de l’internet. Il est impératif d’encourager les femmes à s’approprier les compétences numériques et favoriser leur montée en expertise, contribuant à anticiper les évolutions de ces métiers sur le marché du travail où l’innovation sera essentielle pour la croissance de nos économie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Helvetica Neue" svg:font-family="Helvetica Neue"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oubacar Tchoutchouna Hassia</meta:initial-creator>
    <dc:creator>Aboubacar Tchoutchouna Hassia</dc:creator>
    <meta:creation-date>2020-01-12T08:50:00Z</meta:creation-date>
    <dc:date>2020-01-12T08:50:00Z</dc:date>
    <meta:template xlink:href="Normal.dotm" xlink:type="simple"/>
    <meta:editing-cycles>1</meta:editing-cycles>
    <meta:editing-duration>PT0S</meta:editing-duration>
    <meta:document-statistic meta:page-count="1" meta:paragraph-count="4" meta:word-count="323" meta:character-count="2099" meta:row-count="14" meta:non-whitespace-character-count="1780"/>
  </office:meta>
</office:document-meta>
</file>